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3.58mm" svg:y="34.09mm">
            <loext:p draw:notify-on-update-of-ranges="Sheet1.F4:Sheet1.F7 Sheet1.G3:Sheet1.G3 Sheet1.G4:Sheet1.G7 Sheet1.H3:Sheet1.H3 Sheet1.H4:Sheet1.H7 Sheet1.I3:Sheet1.I3 Sheet1.I4:Sheet1.I7 Sheet1.J3:Sheet1.J3 Sheet1.J4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11.1 V</text:p>
          </table:table-cell>
          <table:covered-table-cell table:style-name="ce1"/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860" calcext:value-type="float">
            <text:p>24860</text:p>
          </table:table-cell>
          <table:table-cell table:style-name="ce2" office:value-type="float" office:value="24966" calcext:value-type="float">
            <text:p>24966</text:p>
          </table:table-cell>
          <table:table-cell table:style-name="ce2" office:value-type="float" office:value="24111" calcext:value-type="float">
            <text:p>24111</text:p>
          </table:table-cell>
          <table:table-cell table:style-name="ce2" office:value-type="float" office:value="24993" calcext:value-type="float">
            <text:p>24993</text:p>
          </table:table-cell>
          <table:table-cell table:style-name="ce2" office:value-type="string" calcext:value-type="string">
            <text:p>11.1 V</text:p>
          </table:table-cell>
          <table:table-cell table:style-name="ce2" table:formula="of:=[.B9]" office:value-type="float" office:value="24880.4" calcext:value-type="float">
            <text:p>24880.4</text:p>
          </table:table-cell>
          <table:table-cell table:style-name="ce2" table:formula="of:=[.C9]" office:value-type="float" office:value="24966.4" calcext:value-type="float">
            <text:p>24966.4</text:p>
          </table:table-cell>
          <table:table-cell table:style-name="ce2" table:formula="of:=[.D9]" office:value-type="float" office:value="24171.8" calcext:value-type="float">
            <text:p>24171.8</text:p>
          </table:table-cell>
          <table:table-cell table:style-name="ce2" table:formula="of:=[.E9]" office:value-type="float" office:value="24984.8" calcext:value-type="float">
            <text:p>24984.8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861" calcext:value-type="float">
            <text:p>24861</text:p>
          </table:table-cell>
          <table:table-cell table:style-name="ce2" office:value-type="float" office:value="24957" calcext:value-type="float">
            <text:p>24957</text:p>
          </table:table-cell>
          <table:table-cell table:style-name="ce2" office:value-type="float" office:value="24205" calcext:value-type="float">
            <text:p>24205</text:p>
          </table:table-cell>
          <table:table-cell table:style-name="ce2" office:value-type="float" office:value="24978" calcext:value-type="float">
            <text:p>24978</text:p>
          </table:table-cell>
          <table:table-cell table:style-name="ce2" office:value-type="string" calcext:value-type="string">
            <text:p>11.5 V</text:p>
          </table:table-cell>
          <table:table-cell table:style-name="ce2" table:formula="of:=[.B18]" office:value-type="float" office:value="25063.2" calcext:value-type="float">
            <text:p>25063.2</text:p>
          </table:table-cell>
          <table:table-cell table:style-name="ce2" table:formula="of:=[.C18]" office:value-type="float" office:value="25041.8" calcext:value-type="float">
            <text:p>25041.8</text:p>
          </table:table-cell>
          <table:table-cell table:style-name="ce2" table:formula="of:=[.D18]" office:value-type="float" office:value="24999" calcext:value-type="float">
            <text:p>24999</text:p>
          </table:table-cell>
          <table:table-cell table:style-name="ce2" table:formula="of:=[.E18]" office:value-type="float" office:value="25050.2" calcext:value-type="float">
            <text:p>25050.2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873" calcext:value-type="float">
            <text:p>24873</text:p>
          </table:table-cell>
          <table:table-cell table:style-name="ce2" office:value-type="float" office:value="24966" calcext:value-type="float">
            <text:p>24966</text:p>
          </table:table-cell>
          <table:table-cell table:style-name="ce2" office:value-type="float" office:value="24161" calcext:value-type="float">
            <text:p>24161</text:p>
          </table:table-cell>
          <table:table-cell table:style-name="ce2" office:value-type="float" office:value="24977" calcext:value-type="float">
            <text:p>24977</text:p>
          </table:table-cell>
          <table:table-cell table:style-name="ce2" office:value-type="string" calcext:value-type="string">
            <text:p>12.0 V</text:p>
          </table:table-cell>
          <table:table-cell table:style-name="ce2" table:formula="of:=[.B27]" office:value-type="float" office:value="25119.6" calcext:value-type="float">
            <text:p>25119.6</text:p>
          </table:table-cell>
          <table:table-cell table:style-name="ce2" table:formula="of:=[.C27]" office:value-type="float" office:value="25077" calcext:value-type="float">
            <text:p>25077</text:p>
          </table:table-cell>
          <table:table-cell table:style-name="ce2" table:formula="of:=[.D27]" office:value-type="float" office:value="25135.8" calcext:value-type="float">
            <text:p>25135.8</text:p>
          </table:table-cell>
          <table:table-cell table:style-name="ce2" table:formula="of:=[.E27]" office:value-type="float" office:value="25090" calcext:value-type="float">
            <text:p>25090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903" calcext:value-type="float">
            <text:p>24903</text:p>
          </table:table-cell>
          <table:table-cell table:style-name="ce2" office:value-type="float" office:value="24968" calcext:value-type="float">
            <text:p>24968</text:p>
          </table:table-cell>
          <table:table-cell table:style-name="ce2" office:value-type="float" office:value="24131" calcext:value-type="float">
            <text:p>24131</text:p>
          </table:table-cell>
          <table:table-cell table:style-name="ce2" office:value-type="float" office:value="24991" calcext:value-type="float">
            <text:p>24991</text:p>
          </table:table-cell>
          <table:table-cell table:style-name="ce2" office:value-type="string" calcext:value-type="string">
            <text:p>12.4 V</text:p>
          </table:table-cell>
          <table:table-cell table:style-name="ce2" table:formula="of:=[.B36]" office:value-type="string" office:string-value="" calcext:value-type="error">
            <text:p>#DIV/0!</text:p>
          </table:table-cell>
          <table:table-cell table:style-name="ce2" table:formula="of:=[.C36]" office:value-type="string" office:string-value="" calcext:value-type="error">
            <text:p>#DIV/0!</text:p>
          </table:table-cell>
          <table:table-cell table:style-name="ce2" table:formula="of:=[.D36]" office:value-type="string" office:string-value="" calcext:value-type="error">
            <text:p>#DIV/0!</text:p>
          </table:table-cell>
          <table:table-cell table:style-name="ce2" table:formula="of:=[.E36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905" calcext:value-type="float">
            <text:p>24905</text:p>
          </table:table-cell>
          <table:table-cell table:style-name="ce2" office:value-type="float" office:value="24975" calcext:value-type="float">
            <text:p>24975</text:p>
          </table:table-cell>
          <table:table-cell table:style-name="ce2" office:value-type="float" office:value="24251" calcext:value-type="float">
            <text:p>24251</text:p>
          </table:table-cell>
          <table:table-cell table:style-name="ce2" office:value-type="float" office:value="24985" calcext:value-type="float">
            <text:p>24985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4:.B8])" office:value-type="float" office:value="24880.4" calcext:value-type="float">
            <text:p>24880.4</text:p>
          </table:table-cell>
          <table:table-cell table:style-name="ce2" table:formula="of:=AVERAGE([.C4:.C8])" office:value-type="float" office:value="24966.4" calcext:value-type="float">
            <text:p>24966.4</text:p>
          </table:table-cell>
          <table:table-cell table:style-name="ce2" table:formula="of:=AVERAGE([.D4:.D8])" office:value-type="float" office:value="24171.8" calcext:value-type="float">
            <text:p>24171.8</text:p>
          </table:table-cell>
          <table:table-cell table:style-name="ce2" table:formula="of:=AVERAGE([.E4:.E8])" office:value-type="float" office:value="24984.8" calcext:value-type="float">
            <text:p>24984.8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5" table:number-rows-spanned="1">
            <text:p>11.5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69" calcext:value-type="float">
            <text:p>25069</text:p>
          </table:table-cell>
          <table:table-cell table:style-name="ce2" office:value-type="float" office:value="25044" calcext:value-type="float">
            <text:p>25044</text:p>
          </table:table-cell>
          <table:table-cell table:style-name="ce2" office:value-type="float" office:value="25018" calcext:value-type="float">
            <text:p>25018</text:p>
          </table:table-cell>
          <table:table-cell table:style-name="ce2" office:value-type="float" office:value="25060" calcext:value-type="float">
            <text:p>2506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056" calcext:value-type="float">
            <text:p>25056</text:p>
          </table:table-cell>
          <table:table-cell table:style-name="ce2" office:value-type="float" office:value="25034" calcext:value-type="float">
            <text:p>25034</text:p>
          </table:table-cell>
          <table:table-cell table:style-name="ce2" office:value-type="float" office:value="25037" calcext:value-type="float">
            <text:p>25037</text:p>
          </table:table-cell>
          <table:table-cell table:style-name="ce2" office:value-type="float" office:value="25052" calcext:value-type="float">
            <text:p>2505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55" calcext:value-type="float">
            <text:p>25055</text:p>
          </table:table-cell>
          <table:table-cell table:style-name="ce2" office:value-type="float" office:value="25045" calcext:value-type="float">
            <text:p>25045</text:p>
          </table:table-cell>
          <table:table-cell table:style-name="ce2" office:value-type="float" office:value="24994" calcext:value-type="float">
            <text:p>24994</text:p>
          </table:table-cell>
          <table:table-cell table:style-name="ce2" office:value-type="float" office:value="25052" calcext:value-type="float">
            <text:p>2505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061" calcext:value-type="float">
            <text:p>25061</text:p>
          </table:table-cell>
          <table:table-cell table:style-name="ce2" office:value-type="float" office:value="25036" calcext:value-type="float">
            <text:p>25036</text:p>
          </table:table-cell>
          <table:table-cell table:style-name="ce2" office:value-type="float" office:value="24960" calcext:value-type="float">
            <text:p>24960</text:p>
          </table:table-cell>
          <table:table-cell table:style-name="ce2" office:value-type="float" office:value="25044" calcext:value-type="float">
            <text:p>25044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075" calcext:value-type="float">
            <text:p>25075</text:p>
          </table:table-cell>
          <table:table-cell table:style-name="ce2" office:value-type="float" office:value="25050" calcext:value-type="float">
            <text:p>25050</text:p>
          </table:table-cell>
          <table:table-cell table:style-name="ce2" office:value-type="float" office:value="24986" calcext:value-type="float">
            <text:p>24986</text:p>
          </table:table-cell>
          <table:table-cell table:style-name="ce2" office:value-type="float" office:value="25043" calcext:value-type="float">
            <text:p>250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13:.B17])" office:value-type="float" office:value="25063.2" calcext:value-type="float">
            <text:p>25063.2</text:p>
          </table:table-cell>
          <table:table-cell table:style-name="ce2" table:formula="of:=AVERAGE([.C13:.C17])" office:value-type="float" office:value="25041.8" calcext:value-type="float">
            <text:p>25041.8</text:p>
          </table:table-cell>
          <table:table-cell table:style-name="ce2" table:formula="of:=AVERAGE([.D13:.D17])" office:value-type="float" office:value="24999" calcext:value-type="float">
            <text:p>24999</text:p>
          </table:table-cell>
          <table:table-cell table:style-name="ce2" table:formula="of:=AVERAGE([.E13:.E17])" office:value-type="float" office:value="25050.2" calcext:value-type="float">
            <text:p>25050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0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122" calcext:value-type="float">
            <text:p>25122</text:p>
          </table:table-cell>
          <table:table-cell table:style-name="ce2" office:value-type="float" office:value="25075" calcext:value-type="float">
            <text:p>25075</text:p>
          </table:table-cell>
          <table:table-cell table:style-name="ce2" office:value-type="float" office:value="25147" calcext:value-type="float">
            <text:p>25147</text:p>
          </table:table-cell>
          <table:table-cell table:style-name="ce2" office:value-type="float" office:value="25085" calcext:value-type="float">
            <text:p>25085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117" calcext:value-type="float">
            <text:p>25117</text:p>
          </table:table-cell>
          <table:table-cell table:style-name="ce2" office:value-type="float" office:value="25085" calcext:value-type="float">
            <text:p>25085</text:p>
          </table:table-cell>
          <table:table-cell table:style-name="ce2" office:value-type="float" office:value="25135" calcext:value-type="float">
            <text:p>25135</text:p>
          </table:table-cell>
          <table:table-cell table:style-name="ce2" office:value-type="float" office:value="25108" calcext:value-type="float">
            <text:p>2510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126" calcext:value-type="float">
            <text:p>25126</text:p>
          </table:table-cell>
          <table:table-cell table:style-name="ce2" office:value-type="float" office:value="25067" calcext:value-type="float">
            <text:p>25067</text:p>
          </table:table-cell>
          <table:table-cell table:style-name="ce2" office:value-type="float" office:value="25130" calcext:value-type="float">
            <text:p>25130</text:p>
          </table:table-cell>
          <table:table-cell table:style-name="ce2" office:value-type="float" office:value="25086" calcext:value-type="float">
            <text:p>25086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112" calcext:value-type="float">
            <text:p>25112</text:p>
          </table:table-cell>
          <table:table-cell table:style-name="ce2" office:value-type="float" office:value="25078" calcext:value-type="float">
            <text:p>25078</text:p>
          </table:table-cell>
          <table:table-cell table:style-name="ce2" office:value-type="float" office:value="25124" calcext:value-type="float">
            <text:p>25124</text:p>
          </table:table-cell>
          <table:table-cell table:style-name="ce2" office:value-type="float" office:value="25082" calcext:value-type="float">
            <text:p>2508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121" calcext:value-type="float">
            <text:p>25121</text:p>
          </table:table-cell>
          <table:table-cell table:style-name="ce2" office:value-type="float" office:value="25080" calcext:value-type="float">
            <text:p>25080</text:p>
          </table:table-cell>
          <table:table-cell table:style-name="ce2" office:value-type="float" office:value="25143" calcext:value-type="float">
            <text:p>25143</text:p>
          </table:table-cell>
          <table:table-cell table:style-name="ce2" office:value-type="float" office:value="25089" calcext:value-type="float">
            <text:p>250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22:.B26])" office:value-type="float" office:value="25119.6" calcext:value-type="float">
            <text:p>25119.6</text:p>
          </table:table-cell>
          <table:table-cell table:style-name="ce2" table:formula="of:=AVERAGE([.C22:.C26])" office:value-type="float" office:value="25077" calcext:value-type="float">
            <text:p>25077</text:p>
          </table:table-cell>
          <table:table-cell table:style-name="ce2" table:formula="of:=AVERAGE([.D22:.D26])" office:value-type="float" office:value="25135.8" calcext:value-type="float">
            <text:p>25135.8</text:p>
          </table:table-cell>
          <table:table-cell table:style-name="ce2" table:formula="of:=AVERAGE([.E22:.E26])" office:value-type="float" office:value="25090" calcext:value-type="float">
            <text:p>250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4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31:.B35])" office:value-type="string" office:string-value="" calcext:value-type="error">
            <text:p>#DIV/0!</text:p>
          </table:table-cell>
          <table:table-cell table:style-name="ce2" table:formula="of:=AVERAGE([.C31:.C35])" office:value-type="string" office:string-value="" calcext:value-type="error">
            <text:p>#DIV/0!</text:p>
          </table:table-cell>
          <table:table-cell table:style-name="ce2" table:formula="of:=AVERAGE([.D31:.D35])" office:value-type="string" office:string-value="" calcext:value-type="error">
            <text:p>#DIV/0!</text:p>
          </table:table-cell>
          <table:table-cell table:style-name="ce2" table:formula="of:=AVERAGE([.E31:.E3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/00/00</text:date>, <text:time style:data-style-name="N2" text:time-value="09:23:13.61484592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9:16.502926389</meta:creation-date>
    <dc:date>2016-08-31T09:42:14.960356885</dc:date>
    <meta:editing-duration>PT21M41S</meta:editing-duration>
    <meta:editing-cycles>4</meta:editing-cycles>
    <meta:generator>LibreOffice/5.1.4.2$Linux_X86_64 LibreOffice_project/10m0$Build-2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3.454cm" style:legend-expansion="high" chart:style-name="ch2"/>
        <chart:plot-area chart:style-name="ch3" table:cell-range-address="Sheet1.F3:Sheet1.J7" chart:data-source-has-labels="both" svg:x="0.32cm" svg:y="0.18cm" svg:width="14.367cm" svg:height="8.64cm">
          <chartooo:coordinate-region svg:x="1.497cm" svg:y="0.379cm" svg:width="13.19cm" svg:height="7.794cm"/>
          <chart:axis chart:dimension="x" chart:name="primary-x" chart:style-name="ch4" chartooo:axis-type="auto">
            <chartooo:date-scale/>
            <chart:categories table:cell-range-address="Sheet1.F4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7" chart:label-cell-address="Sheet1.G3:Sheet1.G3" chart:class="chart:bar">
            <chart:data-point chart:repeated="4"/>
          </chart:series>
          <chart:series chart:style-name="ch8" chart:values-cell-range-address="Sheet1.H4:Sheet1.H7" chart:label-cell-address="Sheet1.H3:Sheet1.H3" chart:class="chart:bar">
            <chart:data-point chart:repeated="4"/>
          </chart:series>
          <chart:series chart:style-name="ch9" chart:values-cell-range-address="Sheet1.I4:Sheet1.I7" chart:label-cell-address="Sheet1.I3:Sheet1.I3" chart:class="chart:bar">
            <chart:data-point chart:repeated="4"/>
          </chart:series>
          <chart:series chart:style-name="ch10" chart:values-cell-range-address="Sheet1.J4:Sheet1.J7" chart:label-cell-address="Sheet1.J3:Sheet1.J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G3:Sheet1.G3</svg:desc>
                </draw:g>
              </table:table-cell>
              <table:table-cell office:value-type="string">
                <text:p>L</text:p>
                <draw:g>
                  <svg:desc>Sheet1.H3:Sheet1.H3</svg:desc>
                </draw:g>
              </table:table-cell>
              <table:table-cell office:value-type="string">
                <text:p>F</text:p>
                <draw:g>
                  <svg:desc>Sheet1.I3:Sheet1.I3</svg:desc>
                </draw:g>
              </table:table-cell>
              <table:table-cell office:value-type="string">
                <text:p>B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.1 V</text:p>
                <draw:g>
                  <svg:desc>Sheet1.F4:Sheet1.F7</svg:desc>
                </draw:g>
              </table:table-cell>
              <table:table-cell office:value-type="float" office:value="24880.4">
                <text:p>24880.4</text:p>
                <draw:g>
                  <svg:desc>Sheet1.G4:Sheet1.G7</svg:desc>
                </draw:g>
              </table:table-cell>
              <table:table-cell office:value-type="float" office:value="24966.4">
                <text:p>24966.4</text:p>
                <draw:g>
                  <svg:desc>Sheet1.H4:Sheet1.H7</svg:desc>
                </draw:g>
              </table:table-cell>
              <table:table-cell office:value-type="float" office:value="24171.8">
                <text:p>24171.8</text:p>
                <draw:g>
                  <svg:desc>Sheet1.I4:Sheet1.I7</svg:desc>
                </draw:g>
              </table:table-cell>
              <table:table-cell office:value-type="float" office:value="24984.8">
                <text:p>24984.8</text:p>
                <draw:g>
                  <svg:desc>Sheet1.J4:Sheet1.J7</svg:desc>
                </draw:g>
              </table:table-cell>
            </table:table-row>
            <table:table-row>
              <table:table-cell office:value-type="string">
                <text:p>11.5 V</text:p>
              </table:table-cell>
              <table:table-cell office:value-type="float" office:value="25063.2">
                <text:p>25063.2</text:p>
              </table:table-cell>
              <table:table-cell office:value-type="float" office:value="25041.8">
                <text:p>25041.8</text:p>
              </table:table-cell>
              <table:table-cell office:value-type="float" office:value="24999">
                <text:p>24999</text:p>
              </table:table-cell>
              <table:table-cell office:value-type="float" office:value="25050.2">
                <text:p>25050.2</text:p>
              </table:table-cell>
            </table:table-row>
            <table:table-row>
              <table:table-cell office:value-type="string">
                <text:p>12.0 V</text:p>
              </table:table-cell>
              <table:table-cell office:value-type="float" office:value="25119.6">
                <text:p>25119.6</text:p>
              </table:table-cell>
              <table:table-cell office:value-type="float" office:value="25077">
                <text:p>25077</text:p>
              </table:table-cell>
              <table:table-cell office:value-type="float" office:value="25135.8">
                <text:p>25135.8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12.4 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